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320A6465E40.png"/>
  <manifest:file-entry manifest:media-type="image/png" manifest:full-path="Pictures/1000020100000072000000729DBF8A62.png"/>
  <manifest:file-entry manifest:media-type="image/svg+xml" manifest:full-path="Pictures/10002D8F00000B0F00000B0F7A64CF00D21D0E79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ccff00" draw:fill-color="#cccccc" draw:textarea-horizontal-align="justify" draw:textarea-vertical-align="middle" draw:auto-grow-height="false" fo:min-height="9.75cm" fo:min-width="3.5cm"/>
    </style:style>
    <style:style style:name="gr2" style:family="graphic" style:parent-style-name="standard">
      <style:graphic-properties draw:stroke="none" draw:fill-color="#ffcc00" draw:textarea-horizontal-align="justify" draw:textarea-vertical-align="middle" draw:auto-grow-height="false" fo:min-height="0.75cm" fo:min-width="1.8cm"/>
    </style:style>
    <style:style style:name="gr3" style:family="graphic" style:parent-style-name="standard">
      <style:graphic-properties draw:stroke="none" svg:stroke-color="#000000" draw:fill="none" draw:fill-color="#ffffff" fo:min-height="0.733cm"/>
    </style:style>
    <style:style style:name="gr4" style:family="graphic" style:parent-style-name="standard">
      <style:graphic-properties draw:stroke="none" svg:stroke-color="#ccff00" draw:fill-color="#6699cc" draw:textarea-horizontal-align="justify" draw:textarea-vertical-align="middle" draw:auto-grow-height="false" fo:min-height="9.75cm" fo:min-width="3.5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7.15cm" fo:min-width="1.5cm"/>
    </style:style>
    <style:style style:name="gr7" style:family="graphic" style:parent-style-name="standard">
      <style:graphic-properties draw:stroke="none" svg:stroke-color="#000000" draw:fill="none" draw:fill-color="#ffffff" fo:min-height="1.465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84d1" draw:fill-color="#6699cc" draw:textarea-horizontal-align="justify" draw:textarea-vertical-align="middle" draw:auto-grow-height="false" fo:min-height="9.75cm" fo:min-width="3.5cm"/>
    </style:style>
    <style:style style:name="gr12" style:family="graphic" style:parent-style-name="standard">
      <style:graphic-properties draw:stroke="none" svg:stroke-color="#000000" draw:fill="none" draw:fill-color="#ffffff" fo:min-height="2.197cm"/>
    </style:style>
    <style:style style:name="gr13" style:family="graphic" style:parent-style-name="standard">
      <style:graphic-properties draw:stroke="none" svg:stroke-color="#000000" draw:fill="none" draw:fill-color="#ffffff" fo:min-height="0.826cm"/>
    </style:style>
    <style:style style:name="gr14" style:family="graphic" style:parent-style-name="standard">
      <style:graphic-properties draw:stroke="none" svg:stroke-color="#000000" draw:fill="none" draw:fill-color="#ffffff" fo:min-height="1.95cm"/>
    </style:style>
    <style:style style:name="gr15" style:family="graphic" style:parent-style-name="standard">
      <style:graphic-properties draw:stroke="none" svg:stroke-color="#000000" draw:fill="none" draw:fill-color="#ffffff" fo:min-height="0.95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objectwithoutfill">
      <style:graphic-properties draw:marker-end="Small_20_Arrow" draw:marker-end-width="0.3cm" draw:fill="none" draw:textarea-vertical-align="middle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svg:stroke-width="0.212cm" svg:stroke-color="#000000" draw:marker-start-width="0.518cm" draw:marker-end-width="0.518cm" draw:fill="solid" draw:fill-color="#000000" draw:textarea-vertical-align="middle" fo:padding-top="0.231cm" fo:padding-bottom="0.231cm" fo:padding-left="0.356cm" fo:padding-right="0.356cm"/>
    </style:style>
    <style:style style:name="gr20" style:family="graphic" style:parent-style-name="standard">
      <style:graphic-properties svg:stroke-color="#000000" draw:fill="solid" draw:fill-color="#000000" draw:textarea-vertical-align="middle"/>
    </style:style>
    <style:style style:name="gr21" style:family="graphic" style:parent-style-name="standard">
      <style:graphic-properties svg:stroke-color="#ffffff" draw:fill-color="#ffffff" draw:textarea-vertical-align="middle"/>
    </style:style>
    <style:style style:name="gr22" style:family="graphic" style:parent-style-name="objectwithoutfill">
      <style:graphic-properties svg:stroke-width="0.106cm" draw:marker-start-width="0.359cm" draw:marker-end-width="0.359cm" draw:fill="none" draw:opacity="50%" draw:opacity-name="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dash" draw:stroke-dash="Fine_20_Dashed"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10cm" svg:x="10.75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3cm" svg:height="1cm" svg:x="10.75cm" svg:y="19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3cm" svg:height="1cm" svg:x="10.75cm" svg:y="21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3cm" svg:height="1cm" svg:x="10.75cm" svg:y="23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3cm" svg:height="1cm" svg:x="10.75cm" svg:y="25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3cm" svg:height="0.983cm" svg:x="11.05cm" svg:y="17.338cm">
          <draw:text-box>
            <text:p><text:span text:style-name="T1">DEVICE</text:span></text:p>
          </draw:text-box>
        </draw:frame>
        <draw:custom-shape draw:style-name="gr4" draw:text-style-name="P1" draw:layer="layout" svg:width="4cm" svg:height="10cm" svg:x="14.75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3cm" svg:height="1cm" svg:x="16.45cm" svg:y="19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2.3cm" svg:height="1cm" svg:x="16.45cm" svg:y="21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3cm" svg:height="1cm" svg:x="16.45cm" svg:y="23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3cm" svg:height="1cm" svg:x="16.45cm" svg:y="25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4cm" svg:height="1.673cm" svg:x="14.75cm" svg:y="17.338cm">
          <draw:text-box>
            <text:p text:style-name="P1"><text:span text:style-name="T1">WIRELESS</text:span></text:p>
          </draw:text-box>
        </draw:frame>
        <draw:custom-shape draw:style-name="gr6" draw:text-style-name="P1" xml:id="id2" draw:id="id2" draw:layer="layout" svg:width="2cm" svg:height="7.4cm" svg:x="13.75cm" svg:y="19.1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7.4cm" svg:height="1.715cm" draw:transform="rotate (1.5707963267946) translate (14.085cm 26.5cm)">
          <draw:text-box>
            <text:p text:style-name="P1"><text:span text:style-name="T2">Teensy 3.5 with adapter board</text:span></text:p>
          </draw:text-box>
        </draw:frame>
        <draw:connector draw:style-name="gr8" draw:text-style-name="P1" draw:layer="layout" svg:x1="13.05cm" svg:y1="19.8cm" svg:x2="13.75cm" svg:y2="22.8cm" draw:start-shape="id1" draw:start-glue-point="1" draw:end-shape="id2" draw:end-glue-point="3" svg:d="M13050 19800h350v3000h350">
          <text:p/>
        </draw:connector>
        <draw:connector draw:style-name="gr8" draw:text-style-name="P1" draw:layer="layout" svg:x1="13.05cm" svg:y1="21.8cm" svg:x2="13.75cm" svg:y2="22.8cm" draw:start-shape="id3" draw:start-glue-point="1" draw:end-shape="id2" draw:end-glue-point="3" svg:d="M13050 21800h350v1000h350">
          <text:p/>
        </draw:connector>
        <draw:connector draw:style-name="gr8" draw:text-style-name="P1" draw:layer="layout" svg:x1="13.05cm" svg:y1="23.8cm" svg:x2="13.75cm" svg:y2="22.8cm" draw:start-shape="id4" draw:start-glue-point="1" draw:end-shape="id2" draw:end-glue-point="3" svg:d="M13050 23800h350v-1000h350">
          <text:p/>
        </draw:connector>
        <draw:connector draw:style-name="gr8" draw:text-style-name="P1" draw:layer="layout" svg:x1="13.05cm" svg:y1="25.8cm" svg:x2="13.75cm" svg:y2="22.8cm" draw:start-shape="id5" draw:start-glue-point="1" draw:end-shape="id2" draw:end-glue-point="3" svg:d="M13050 25800h350v-3000h350">
          <text:p/>
        </draw:connector>
        <draw:connector draw:style-name="gr8" draw:text-style-name="P1" draw:layer="layout" svg:x1="16.45cm" svg:y1="19.8cm" svg:x2="15.75cm" svg:y2="22.8cm" draw:start-shape="id6" draw:start-glue-point="3" draw:end-shape="id2" draw:end-glue-point="1" svg:d="M16450 19800h-350v3000h-350">
          <text:p/>
        </draw:connector>
        <draw:connector draw:style-name="gr8" draw:text-style-name="P1" draw:layer="layout" svg:x1="16.45cm" svg:y1="21.8cm" svg:x2="15.75cm" svg:y2="22.8cm" draw:start-shape="id7" draw:start-glue-point="3" draw:end-shape="id2" draw:end-glue-point="1" svg:d="M16450 21800h-350v1000h-350">
          <text:p/>
        </draw:connector>
        <draw:connector draw:style-name="gr8" draw:text-style-name="P1" draw:layer="layout" svg:x1="16.45cm" svg:y1="23.8cm" svg:x2="15.75cm" svg:y2="22.8cm" draw:start-shape="id8" draw:start-glue-point="3" draw:end-shape="id2" draw:end-glue-point="1" svg:d="M16450 23800h-350v-1000h-350">
          <text:p/>
        </draw:connector>
        <draw:connector draw:style-name="gr8" draw:text-style-name="P1" draw:layer="layout" svg:x1="16.45cm" svg:y1="25.8cm" svg:x2="15.75cm" svg:y2="22.8cm" draw:start-shape="id9" draw:start-glue-point="3" draw:end-shape="id2" draw:end-glue-point="1" svg:d="M16450 25800h-350v-3000h-350">
          <text:p/>
        </draw:connector>
        <draw:connector draw:style-name="gr9" draw:text-style-name="P1" draw:layer="layout" draw:type="curve" svg:x1="10.75cm" svg:y1="19.8cm" svg:x2="8.03cm" svg:y2="19.815cm" draw:start-shape="id1" draw:start-glue-point="3" draw:end-shape="id10" draw:end-glue-point="1" svg:d="M10750 19800c-2040 0-680 15-2720 15">
          <text:p/>
        </draw:connector>
        <draw:frame draw:style-name="gr10" draw:text-style-name="P1" xml:id="id10" draw:id="id10" draw:layer="layout" svg:width="2.83cm" svg:height="2.83cm" svg:x="5.2cm" svg:y="18.4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custom-shape draw:style-name="gr11" draw:text-style-name="P1" draw:layer="layout" svg:width="4cm" svg:height="10cm" svg:x="40.15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3cm" svg:height="1cm" svg:x="40.15cm" svg:y="19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3cm" svg:height="1cm" svg:x="40.15cm" svg:y="21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.3cm" svg:height="1cm" svg:x="40.15cm" svg:y="23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2.3cm" svg:height="1cm" svg:x="40.15cm" svg:y="25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0.15cm" svg:y="17.338cm">
          <draw:text-box>
            <text:p text:style-name="P1"><text:span text:style-name="T1">WIRELESS</text:span></text:p>
          </draw:text-box>
        </draw:frame>
        <draw:custom-shape draw:style-name="gr1" draw:text-style-name="P1" draw:layer="layout" svg:width="4cm" svg:height="10cm" svg:x="44.15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6" draw:id="id16" draw:layer="layout" svg:width="2.3cm" svg:height="1cm" svg:x="45.85cm" svg:y="19.3cm">
          <text:p text:style-name="P1">SER_0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2.3cm" svg:height="1cm" svg:x="45.85cm" svg:y="21.3cm">
          <text:p text:style-name="P1">SER_1</text:p>
          <draw:enhanced-geometry svg:viewBox="0 0 21600 21600" draw:type="rectangle" draw:enhanced-path="M 0 0 L 21600 0 21600 21600 0 21600 0 0 Z N"/>
        </draw:custom-shape>
        <draw:custom-shape draw:style-name="gr2" draw:text-style-name="P1" xml:id="id18" draw:id="id18" draw:layer="layout" svg:width="2.3cm" svg:height="1cm" svg:x="45.85cm" svg:y="23.3cm">
          <text:p text:style-name="P1">SER_2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2.3cm" svg:height="1cm" svg:x="45.85cm" svg:y="25.3cm">
          <text:p text:style-name="P1">SER_3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cm" svg:height="1.673cm" svg:x="44.15cm" svg:y="17.338cm">
          <draw:text-box>
            <text:p text:style-name="P1"><text:span text:style-name="T1">DEVICE</text:span></text:p>
          </draw:text-box>
        </draw:frame>
        <draw:custom-shape draw:style-name="gr6" draw:text-style-name="P1" xml:id="id12" draw:id="id12" draw:layer="layout" svg:width="2cm" svg:height="7.4cm" svg:x="43.15cm" svg:y="19.1cm">
          <text:p/>
          <draw:enhanced-geometry svg:viewBox="0 0 21600 21600" draw:type="rectangle" draw:enhanced-path="M 0 0 L 21600 0 21600 21600 0 21600 0 0 Z N"/>
        </draw:custom-shape>
        <draw:frame draw:style-name="gr12" draw:text-style-name="P3" draw:layer="layout" svg:width="7.4cm" svg:height="2.447cm" draw:transform="rotate (1.5707963267946) translate (42.9cm 26.5cm)">
          <draw:text-box>
            <text:p text:style-name="P1"><text:span text:style-name="T2">Teensy 3.1 with Andreas Albissers software</text:span></text:p>
          </draw:text-box>
        </draw:frame>
        <draw:connector draw:style-name="gr8" draw:text-style-name="P1" draw:layer="layout" svg:x1="42.45cm" svg:y1="19.8cm" svg:x2="43.15cm" svg:y2="22.8cm" draw:start-shape="id11" draw:start-glue-point="1" draw:end-shape="id12" draw:end-glue-point="3" svg:d="M42450 19800h350v3000h350">
          <text:p/>
        </draw:connector>
        <draw:connector draw:style-name="gr8" draw:text-style-name="P1" draw:layer="layout" svg:x1="42.45cm" svg:y1="21.8cm" svg:x2="43.15cm" svg:y2="22.8cm" draw:start-shape="id13" draw:start-glue-point="1" draw:end-shape="id12" draw:end-glue-point="3" svg:d="M42450 21800h350v1000h350">
          <text:p/>
        </draw:connector>
        <draw:connector draw:style-name="gr8" draw:text-style-name="P1" draw:layer="layout" svg:x1="42.45cm" svg:y1="23.8cm" svg:x2="43.15cm" svg:y2="22.8cm" draw:start-shape="id14" draw:start-glue-point="1" draw:end-shape="id12" draw:end-glue-point="3" svg:d="M42450 23800h350v-1000h350">
          <text:p/>
        </draw:connector>
        <draw:connector draw:style-name="gr8" draw:text-style-name="P1" draw:layer="layout" svg:x1="42.45cm" svg:y1="25.8cm" svg:x2="43.15cm" svg:y2="22.8cm" draw:start-shape="id15" draw:start-glue-point="1" draw:end-shape="id12" draw:end-glue-point="3" svg:d="M42450 25800h350v-3000h350">
          <text:p/>
        </draw:connector>
        <draw:connector draw:style-name="gr8" draw:text-style-name="P1" draw:layer="layout" svg:x1="45.85cm" svg:y1="19.8cm" svg:x2="45.15cm" svg:y2="22.8cm" draw:start-shape="id16" draw:start-glue-point="3" draw:end-shape="id12" draw:end-glue-point="1" svg:d="M45850 19800h-350v3000h-350">
          <text:p/>
        </draw:connector>
        <draw:connector draw:style-name="gr8" draw:text-style-name="P1" draw:layer="layout" svg:x1="45.85cm" svg:y1="21.8cm" svg:x2="45.15cm" svg:y2="22.8cm" draw:start-shape="id17" draw:start-glue-point="3" draw:end-shape="id12" draw:end-glue-point="1" svg:d="M45850 21800h-350v1000h-350">
          <text:p/>
        </draw:connector>
        <draw:connector draw:style-name="gr8" draw:text-style-name="P1" draw:layer="layout" svg:x1="45.85cm" svg:y1="23.8cm" svg:x2="45.15cm" svg:y2="22.8cm" draw:start-shape="id18" draw:start-glue-point="3" draw:end-shape="id12" draw:end-glue-point="1" svg:d="M45850 23800h-350v-1000h-350">
          <text:p/>
        </draw:connector>
        <draw:connector draw:style-name="gr8" draw:text-style-name="P1" draw:layer="layout" svg:x1="45.85cm" svg:y1="25.8cm" svg:x2="45.15cm" svg:y2="22.8cm" draw:start-shape="id19" draw:start-glue-point="3" draw:end-shape="id12" draw:end-glue-point="1" svg:d="M45850 25800h-350v-3000h-350">
          <text:p/>
        </draw:connector>
        <draw:frame draw:style-name="gr13" draw:text-style-name="P5" draw:layer="layout" svg:width="8cm" svg:height="1.076cm" svg:x="10.75cm" svg:y="27.324cm">
          <draw:text-box>
            <text:p text:style-name="P1"><text:span text:style-name="T3">SERIAL SWITCH</text:span></text:p>
          </draw:text-box>
        </draw:frame>
        <draw:frame draw:style-name="gr13" draw:text-style-name="P5" draw:layer="layout" svg:width="8cm" svg:height="1.076cm" svg:x="40.15cm" svg:y="27.324cm">
          <draw:text-box>
            <text:p text:style-name="P1"><text:span text:style-name="T3">SERIAL SWITCH</text:span></text:p>
          </draw:text-box>
        </draw:frame>
        <draw:frame draw:style-name="gr14" draw:text-style-name="P6" draw:layer="layout" svg:width="15.2cm" svg:height="2.2cm" svg:x="35.85cm" svg:y="14cm">
          <draw:text-box>
            <text:p text:style-name="P1"><text:span text:style-name="T4">Helicopter</text:span></text:p>
          </draw:text-box>
        </draw:frame>
        <draw:frame draw:style-name="gr14" draw:text-style-name="P6" draw:layer="layout" svg:width="15.2cm" svg:height="2.2cm" svg:x="8.25cm" svg:y="14cm">
          <draw:text-box>
            <text:p text:style-name="P1"><text:span text:style-name="T4">Ground Control</text:span></text:p>
          </draw:text-box>
        </draw:frame>
        <draw:frame draw:style-name="gr15" draw:text-style-name="P4" draw:layer="layout" svg:width="1.9cm" svg:height="1.2cm" svg:x="8.3cm" svg:y="18.5cm">
          <draw:text-box>
            <text:p text:style-name="P1"><text:span text:style-name="T1">USB</text:span></text:p>
          </draw:text-box>
        </draw:frame>
        <draw:frame draw:style-name="gr16" draw:text-style-name="P4" draw:layer="layout" svg:width="2.7cm" svg:height="1.1cm" svg:x="18.8cm" svg:y="18.6cm">
          <draw:text-box>
            <text:p text:style-name="P1"><text:span text:style-name="T1">RS-232</text:span></text:p>
          </draw:text-box>
        </draw:frame>
        <draw:line draw:style-name="gr17" draw:text-style-name="P1" draw:layer="layout" svg:x1="8.8cm" svg:y1="19.8cm" svg:x2="7.9cm" svg:y2="19.8cm">
          <text:p/>
        </draw:line>
        <draw:line draw:style-name="gr17" draw:text-style-name="P1" draw:layer="layout" svg:x1="10.25cm" svg:y1="19.8cm" svg:x2="10.95cm" svg:y2="19.8cm">
          <text:p/>
        </draw:line>
        <draw:connector draw:style-name="gr18" draw:text-style-name="P1" draw:layer="layout" draw:type="line" svg:x1="48.15cm" svg:y1="19.8cm" svg:x2="51.683cm" svg:y2="19.793cm" draw:start-shape="id16" draw:start-glue-point="1" svg:d="M48150 19800l3533-7">
          <text:p/>
        </draw:connector>
        <draw:frame draw:style-name="gr7" draw:text-style-name="P4" draw:layer="layout" svg:width="6.5cm" svg:height="1.715cm" svg:x="3.2cm" svg:y="21.185cm">
          <draw:text-box>
            <text:p text:style-name="P1"><text:span text:style-name="T1">Tera Term</text:span></text:p>
          </draw:text-box>
        </draw:frame>
        <draw:frame draw:style-name="gr15" draw:text-style-name="P4" draw:layer="layout" svg:width="1.9cm" svg:height="1.2cm" svg:x="49cm" svg:y="18.6cm">
          <draw:text-box>
            <text:p text:style-name="P1"><text:span text:style-name="T1">USB</text:span></text:p>
          </draw:text-box>
        </draw:frame>
        <draw:frame draw:style-name="gr10" draw:text-style-name="P1" draw:layer="layout" svg:width="2.83cm" svg:height="2.83cm" svg:x="51.67cm" svg:y="18.27cm">
          <draw:image xlink:href="Pictures/1000020100000072000000729DBF8A62.png" xlink:type="simple" xlink:show="embed" xlink:actuate="onLoad"/>
          <draw:image xlink:href="Pictures/10002D8F00000B0F00000B0F7A64CF00D21D0E79.svg" xlink:type="simple" xlink:show="embed" xlink:actuate="onLoad">
            <text:p/>
          </draw:image>
        </draw:frame>
        <draw:frame draw:style-name="gr7" draw:text-style-name="P4" draw:layer="layout" svg:width="6.5cm" svg:height="1.715cm" svg:x="49.9cm" svg:y="21.085cm">
          <draw:text-box>
            <text:p text:style-name="P1"><text:span text:style-name="T1">Tera Term</text:span></text:p>
          </draw:text-box>
        </draw:frame>
        <draw:frame draw:style-name="gr10" draw:text-style-name="P1" draw:layer="layout" svg:width="2.8cm" svg:height="2.8cm" draw:transform="rotate (3.1415926535892) translate (28.2cm 22.4cm)">
          <draw:image xlink:href="Pictures/100002010000032000000320A6465E40.png" xlink:type="simple" xlink:show="embed" xlink:actuate="onLoad">
            <text:p/>
          </draw:image>
        </draw:frame>
        <draw:g>
          <draw:g>
            <draw:rect draw:style-name="gr19" draw:text-style-name="P1" draw:layer="layout" svg:width="2.5cm" svg:height="1.2cm" svg:x="22.2cm" svg:y="18.9cm">
              <text:p/>
            </draw:rect>
            <draw:rect draw:style-name="gr20" draw:text-style-name="P1" draw:layer="layout" svg:width="1.5cm" svg:height="0.4cm" svg:x="22.7cm" svg:y="19.3cm">
              <text:p/>
            </draw:rect>
          </draw:g>
          <draw:circle draw:style-name="gr21" draw:text-style-name="P1" draw:layer="layout" svg:width="0.3cm" svg:height="0.3cm" svg:x="22.3cm" svg:y="19.4cm">
            <text:p/>
          </draw:circle>
          <draw:circle draw:style-name="gr21" draw:text-style-name="P1" draw:layer="layout" svg:width="0.3cm" svg:height="0.3cm" svg:x="23.1cm" svg:y="19.4cm">
            <text:p/>
          </draw:circle>
          <draw:circle draw:style-name="gr21" draw:text-style-name="P1" draw:layer="layout" svg:width="0.3cm" svg:height="0.3cm" svg:x="22.7cm" svg:y="19.4cm">
            <text:p/>
          </draw:circle>
        </draw:g>
        <draw:line draw:style-name="gr22" draw:text-style-name="P1" draw:layer="layout" svg:x1="19cm" svg:y1="19.5cm" svg:x2="22.1cm" svg:y2="19.5cm">
          <text:p/>
        </draw:line>
        <draw:line draw:style-name="gr22" draw:text-style-name="P1" draw:layer="layout" svg:x1="26.7cm" svg:y1="19.7cm" svg:x2="24.8cm" svg:y2="19.6cm">
          <text:p/>
        </draw:line>
        <draw:line draw:style-name="gr17" draw:text-style-name="P1" draw:layer="layout" svg:x1="21.4cm" svg:y1="19.5cm" svg:x2="22.1cm" svg:y2="19.5cm">
          <text:p/>
        </draw:line>
        <draw:line draw:style-name="gr17" draw:text-style-name="P1" draw:layer="layout" svg:x1="19.9cm" svg:y1="19.5cm" svg:x2="19cm" svg:y2="19.5cm">
          <text:p/>
        </draw:line>
        <draw:frame draw:style-name="gr10" draw:text-style-name="P1" draw:layer="layout" svg:width="2.8cm" svg:height="2.8cm" draw:transform="rotate (3.1415926535892) translate (33.3cm 22.5cm)">
          <draw:image xlink:href="Pictures/100002010000032000000320A6465E40.png" xlink:type="simple" xlink:show="embed" xlink:actuate="onLoad">
            <text:p/>
          </draw:image>
        </draw:frame>
        <draw:g xml:id="id20" draw:id="id20">
          <draw:g>
            <draw:rect draw:style-name="gr19" draw:text-style-name="P1" draw:layer="layout" svg:width="2.5cm" svg:height="1.2cm" svg:x="34.7cm" svg:y="19.1cm">
              <text:p/>
            </draw:rect>
            <draw:rect draw:style-name="gr20" draw:text-style-name="P1" draw:layer="layout" svg:width="1.5cm" svg:height="0.4cm" svg:x="35.2cm" svg:y="19.5cm">
              <text:p/>
            </draw:rect>
          </draw:g>
          <draw:circle draw:style-name="gr21" draw:text-style-name="P1" draw:layer="layout" svg:width="0.3cm" svg:height="0.3cm" svg:x="34.8cm" svg:y="19.6cm">
            <text:p/>
          </draw:circle>
          <draw:circle draw:style-name="gr21" draw:text-style-name="P1" draw:layer="layout" svg:width="0.3cm" svg:height="0.3cm" svg:x="35.6cm" svg:y="19.6cm">
            <text:p/>
          </draw:circle>
          <draw:circle draw:style-name="gr21" draw:text-style-name="P1" draw:layer="layout" svg:width="0.3cm" svg:height="0.3cm" svg:x="35.2cm" svg:y="19.6cm">
            <text:p/>
          </draw:circle>
        </draw:g>
        <draw:connector draw:style-name="gr18" draw:text-style-name="P1" draw:layer="layout" draw:type="line" svg:x1="37.2cm" svg:y1="19.7cm" svg:x2="40.15cm" svg:y2="19.7cm" draw:start-shape="id20" draw:start-glue-point="1" svg:d="M37200 19700h2950">
          <text:p/>
        </draw:connector>
        <draw:line draw:style-name="gr9" draw:text-style-name="P1" draw:layer="layout" svg:x1="34.5cm" svg:y1="19.7cm" svg:x2="31.9cm" svg:y2="19.7cm">
          <text:p/>
        </draw:line>
        <draw:line draw:style-name="gr23" draw:text-style-name="P1" draw:layer="layout" svg:x1="29.6cm" svg:y1="13.9cm" svg:x2="29.6cm" svg:y2="2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4-06T13:17:47.806000000</meta:creation-date>
    <dc:date>2017-12-29T12:58:07.72</dc:date>
    <meta:editing-duration>PT53M10S</meta:editing-duration>
    <meta:editing-cycles>14</meta:editing-cycles>
    <meta:generator>OpenOffice/4.1.3$Win32 OpenOffice.org_project/413m1$Build-9783</meta:generator>
    <dc:creator>Stefanie Schmidiger</dc:creator>
    <meta:document-statistic meta:object-count="82"/>
  </office:meta>
</office:document-meta>
</file>